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4818*"/>
    </style:style>
    <style:style style:name="Table1.B" style:family="table-column">
      <style:table-column-properties style:column-width="8.502cm" style:rel-column-width="482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d5697" officeooo:paragraph-rsid="001d5697" style:font-name-asian="Courier New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e7500" officeooo:paragraph-rsid="001e7500" style:font-name-asian="Courier New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22182d" officeooo:paragraph-rsid="0022182d" style:font-name-asian="Courier New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223cc5" officeooo:paragraph-rsid="00223cc5" style:font-name-asian="Courier New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44b48" officeooo:paragraph-rsid="00244b48" style:font-name-asian="Courier New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e4f94" officeooo:paragraph-rsid="002e4f94" style:font-name-asian="Courier New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31c661" officeooo:paragraph-rsid="0031c661" style:font-name-asian="Courier New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334cd4" officeooo:paragraph-rsid="00334cd4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T1" style:family="text">
      <style:text-properties officeooo:rsid="00202874"/>
    </style:style>
    <style:style style:name="T2" style:family="text">
      <style:text-properties officeooo:rsid="0027a7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1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Загрузка фактов и списка картинок с диска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right-click переключение стиля управления.</text:p>
          </table:table-cell>
          <table:table-cell table:style-name="Table1.B2" office:value-type="string">
            <text:p text:style-name="P12">доработать<text:span text:style-name="T2">: если интерфейс не поймал клик, то смена стиля управления.</text:span></text:p>
          </table:table-cell>
        </table:table-row>
        <table:table-row>
          <table:table-cell table:style-name="Table1.A2" office:value-type="string">
            <text:p text:style-name="P8">No grab for gmTravel interface<text:span text:style-name="T1">, only for items</text:span></text:p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9">different opacity for content</text:p>
            <text:p text:style-name="P10">usually 0.8 for frame</text:p>
            <text:p text:style-name="P10">and 1.0 for content</text:p>
          </table:table-cell>
          <table:table-cell table:style-name="Table1.B2" office:value-type="string">
            <text:p text:style-name="P9">content.opacity:=Opacity; 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Window.AntiAliasing := aa4SamplesNicer;</text:p>
          </table:table-cell>
        </table:table-row>
        <table:table-row>
          <table:table-cell table:style-name="Table1.A2" office:value-type="string">
            <text:p text:style-name="P13">interface.id</text:p>
            <text:p text:style-name="P13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On enter</text:p>
            <text:p text:style-name="P13">On leave</text:p>
            <text:p text:style-name="P13">On down</text:p>
            <text:p text:style-name="P13">On release</text:p>
            <text:p text:style-name="P13">(&gt;onClic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TouchOver interface_id</text:p>
            <text:p text:style-name="P13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Health bar + colo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ctor -&gt; npc -&gt; character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3">animation:</text:p>
            <text:p text:style-name="P13">slide</text:p>
            <text:p text:style-name="P13">fade</text:p>
            <text:p text:style-name="P13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4">Keep wind images between different game modes and fade in/out if necessar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5">actions/perks -&gt; perk.image</text:p>
            <text:p text:style-name="P16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B2" office:value-type="string">
            <text:p text:style-name="P18">UIFont.Print(10, 10, Yellow, Format('FPS : %f (real : %f). Shapes : %d / %d',</text:p>
            <text:p text:style-name="P18"><text:s text:c="3"/>[Window.Fps.FrameTime,</text:p>
            <text:p text:style-name="P18"><text:s text:c="4"/>Window.Fps.RealTime,</text:p>
            <text:p text:style-name="P18"><text:s text:c="4"/>Window.SceneManager.Statistics.ShapesRendered,</text:p>
            <text:p text:style-name="P18"><text:soft-page-break/><text:s text:c="4"/>Window.SceneManager.Statistics.ShapesVisible]));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4T04:34:29.395230824</dc:date>
    <meta:editing-duration>PT11H9M31S</meta:editing-duration>
    <meta:editing-cycles>17</meta:editing-cycles>
    <meta:generator>LibreOffice/4.3.3.2$Linux_X86_64 LibreOffice_project/430m0$Build-2</meta:generator>
    <meta:document-statistic meta:table-count="1" meta:image-count="0" meta:object-count="0" meta:page-count="2" meta:paragraph-count="43" meta:word-count="152" meta:character-count="1342" meta:non-whitespace-character-count="1217"/>
  </office:meta>
</office:document-meta>
</file>